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4.023cm" fo:margin-left="0.302cm" fo:margin-right="2.674cm" table:align="margins"/>
    </style:style>
    <style:style style:name="Table3.A" style:family="table-column">
      <style:table-column-properties style:column-width="3.254cm" style:rel-column-width="15210*"/>
    </style:style>
    <style:style style:name="Table3.B" style:family="table-column">
      <style:table-column-properties style:column-width="7.013cm" style:rel-column-width="32779*"/>
    </style:style>
    <style:style style:name="Table3.C" style:family="table-column">
      <style:table-column-properties style:column-width="2.17cm" style:rel-column-width="10140*"/>
    </style:style>
    <style:style style:name="Table3.D" style:family="table-column">
      <style:table-column-properties style:column-width="1.584cm" style:rel-column-width="7406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fo:font-size="12pt" fo:language="en" fo:country="none" style:font-size-asian="12pt"/>
    </style:style>
    <style:style style:name="T9" style:family="text">
      <style:text-properties fo:font-size="12pt" fo:language="en" fo:country="none" fo:font-weight="bold" style:font-size-asian="12pt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(Heading 3)</text:h>
      <text:p text:style-name="Text_20_body_20_indent_20_2"><text:span text:style-name="T1">You could assign a </text:span><text:span text:style-name="Source_20_Text"><text:span text:style-name="T1">label</text:span></text:span><text:span text:style-name="Source_20_Text"><text:span text:style-name="T2">(Source Text)</text:span></text:span><text:span text:style-name="T2"> </text:span><text:span text:style-name="T1">and an </text:span><text:span text:style-name="Source_20_Text"><text:span text:style-name="T1">image</text:span></text:span><text:span text:style-name="Source_20_Text"><text:span text:style-name="T2">(Source Text)</text:span></text:span><text:span text:style-name="T1"> to a button by the </text:span><text:span text:style-name="Source_20_Text"><text:span text:style-name="T1">label</text:span></text:span><text:span text:style-name="Source_20_Text"><text:span text:style-name="T2">(Source Text)</text:span></text:span><text:span text:style-name="T1"> and </text:span><text:span text:style-name="Source_20_Text"><text:span text:style-name="T1">image</text:span></text:span><text:span text:style-name="T1"> </text:span><text:span text:style-name="Source_20_Text"><text:span text:style-name="T2">(Source Text) </text:span></text:span><text:span text:style-name="T1">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 <text:span text:style-name="T5"><text:s text:c="6"/>(Code Indent 2)</text:span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7" text:outline-level="4">Class Name(Heading 4)</text:h>
      <text:p text:style-name="P12"><text:span text:style-name="Source_20_Text"><text:span text:style-name="T8">org.zkoss.zul.Button</text:span></text:span><text:span text:style-name="Source_20_Text"><text:span text:style-name="T9">(Source Text)</text:span></text:span></text:p>
      <text:h text:style-name="P8" text:outline-level="4">Supported Child Components<text:span text:style-name="T6">(Heading 4)</text:span></text:h>
      <text:p text:style-name="Text_20_body_20_indent_20_2">*NONE </text:p>
      <text:h text:style-name="P8" text:outline-level="4">Supported Events<text:span text:style-name="T7">(Heading 4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10"><text:span text:style-name="Source_20_Text">onClick</text:span><text:span text:style-name="Source_20_Text"><text:span text:style-name="T2">(Source Text)</text:span></text:span></text:p>
          </table:table-cell>
          <table:table-cell table:style-name="Table5.B2" office:value-type="string">
            <text:p text:style-name="P10"><text:a xlink:type="simple" xlink:href="../MouseEvent.xml"><text:span text:style-name="Source_20_Text"><text:span text:style-name="T3">org.zkoss.zk.ui.event.MouseEvent</text:span></text:span></text:a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/text:p>
          </table:table-cell>
          <table:table-cell table:style-name="Table1.A2" office:value-type="string">
            <text:p text:style-name="P2">Specify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normal</text:span> | <text:span text:style-name="Source_20_Text">reverse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pecify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 | 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5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5">Specify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</text:span> | <text:span text:style-name="Source_20_Text">vertical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5">Specify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5">Specify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11"/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false</text:p>
          </table:table-cell>
        </table:table-row>
      </table:table>
      <text:h text:style-name="Heading_20_4" text:outline-level="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6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6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6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09:57:21</dc:date>
    <dc:language>en-US</dc:language>
    <meta:editing-cycles>63</meta:editing-cycles>
    <meta:editing-duration>PT2H33M3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0" meta:word-count="209" meta:character-count="1500"/>
  </office:meta>
</office:document-meta>
</file>